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4.6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3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3"/>
    <style:style style:name="ce1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style-name="ce4"/>
          <table:table-cell table:style-name="ce16" office:value-type="string" calcext:value-type="string">
            <text:p>Serial</text:p>
          </table:table-cell>
          <table:table-cell table:style-name="ce16" office:value-type="string" calcext:value-type="string">
            <text:p>Naive</text:p>
          </table:table-cell>
          <table:table-cell table:style-name="ce16" office:value-type="string" calcext:value-type="string">
            <text:p>Share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Texture</text:p>
          </table:table-cell>
          <table:table-cell table:style-name="ce4" table:number-columns-repeated="1006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06454" calcext:value-type="float">
            <text:p>0.006454</text:p>
          </table:table-cell>
          <table:table-cell table:style-name="ce9" office:value-type="float" office:value="0.000011" calcext:value-type="float">
            <text:p>1.1E-05</text:p>
          </table:table-cell>
          <table:table-cell table:style-name="ce9" office:value-type="float" office:value="0.000041" calcext:value-type="float">
            <text:p>4.1E-05</text:p>
          </table:table-cell>
          <table:table-cell table:style-name="ce9" office:value-type="float" office:value="0.066851" calcext:value-type="float">
            <text:p>0.066851</text:p>
          </table:table-cell>
          <table:table-cell table:style-name="ce9" office:value-type="float" office:value="0.000052" calcext:value-type="float">
            <text:p>5.2E-05</text:p>
          </table:table-cell>
          <table:table-cell table:style-name="ce9" office:value-type="float" office:value="0.053856" calcext:value-type="float">
            <text:p>0.053856</text:p>
          </table:table-cell>
          <table:table-cell table:style-name="ce9" office:value-type="float" office:value="0.000029" calcext:value-type="float">
            <text:p>2.9E-05</text:p>
          </table:table-cell>
          <table:table-cell table:style-name="ce9" office:value-type="float" office:value="0.05086" calcext:value-type="float">
            <text:p>0.05086</text:p>
          </table:table-cell>
          <table:table-cell table:style-name="ce9" office:value-type="float" office:value="0.00004" calcext:value-type="float">
            <text:p>4E-05</text:p>
          </table:table-cell>
          <table:table-cell table:style-name="ce9" office:value-type="float" office:value="0.051455" calcext:value-type="float">
            <text:p>0.051455</text:p>
          </table:table-cell>
          <table:table-cell/>
          <table:table-cell table:style-name="ce17" office:value-type="float" office:value="6029313" calcext:value-type="float">
            <text:p>6029313</text:p>
          </table:table-cell>
          <table:table-cell table:style-name="ce17" office:value-type="float" office:value="6356992" calcext:value-type="float">
            <text:p>6356992</text:p>
          </table:table-cell>
          <table:table-cell table:style-name="ce17" office:value-type="float" office:value="41353216" calcext:value-type="float">
            <text:p>41353216</text:p>
          </table:table-cell>
          <table:table-cell table:style-name="ce17" office:value-type="float" office:value="7536640" calcext:value-type="float">
            <text:p>7536640</text:p>
          </table:table-cell>
          <table:table-cell table:style-name="ce17" office:value-type="float" office:value="6356992" calcext:value-type="float">
            <text:p>635699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010588" calcext:value-type="float">
            <text:p>0.010588</text:p>
          </table:table-cell>
          <table:table-cell table:style-name="ce9" office:value-type="float" office:value="0.000014" calcext:value-type="float">
            <text:p>1.4E-05</text:p>
          </table:table-cell>
          <table:table-cell table:style-name="ce9" office:value-type="float" office:value="0.000086" calcext:value-type="float">
            <text:p>8.6E-05</text:p>
          </table:table-cell>
          <table:table-cell table:style-name="ce9" office:value-type="float" office:value="0.060539" calcext:value-type="float">
            <text:p>0.060539</text:p>
          </table:table-cell>
          <table:table-cell table:style-name="ce9" office:value-type="float" office:value="0.000102" calcext:value-type="float">
            <text:p>0.000102</text:p>
          </table:table-cell>
          <table:table-cell table:style-name="ce9" office:value-type="float" office:value="0.053923" calcext:value-type="float">
            <text:p>0.053923</text:p>
          </table:table-cell>
          <table:table-cell table:style-name="ce9" office:value-type="float" office:value="0.000051" calcext:value-type="float">
            <text:p>5.1E-05</text:p>
          </table:table-cell>
          <table:table-cell table:style-name="ce9" office:value-type="float" office:value="0.052218" calcext:value-type="float">
            <text:p>0.052218</text:p>
          </table:table-cell>
          <table:table-cell table:style-name="ce9" office:value-type="float" office:value="0.000062" calcext:value-type="float">
            <text:p>6.2E-05</text:p>
          </table:table-cell>
          <table:table-cell table:style-name="ce9" office:value-type="float" office:value="0.052853" calcext:value-type="float">
            <text:p>0.052853</text:p>
          </table:table-cell>
          <table:table-cell/>
          <table:table-cell table:style-name="ce17" office:value-type="float" office:value="16515073" calcext:value-type="float">
            <text:p>16515073</text:p>
          </table:table-cell>
          <table:table-cell table:style-name="ce17" office:value-type="float" office:value="16842752" calcext:value-type="float">
            <text:p>16842752</text:p>
          </table:table-cell>
          <table:table-cell table:style-name="ce17" office:value-type="float" office:value="51838976" calcext:value-type="float">
            <text:p>51838976</text:p>
          </table:table-cell>
          <table:table-cell table:style-name="ce17" office:value-type="float" office:value="20119552" calcext:value-type="float">
            <text:p>20119552</text:p>
          </table:table-cell>
          <table:table-cell table:style-name="ce17" office:value-type="float" office:value="16842752" calcext:value-type="float">
            <text:p>1684275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02632" calcext:value-type="float">
            <text:p>0.02632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0.000207" calcext:value-type="float">
            <text:p>0.000207</text:p>
          </table:table-cell>
          <table:table-cell table:style-name="ce9" office:value-type="float" office:value="0.063107" calcext:value-type="float">
            <text:p>0.063107</text:p>
          </table:table-cell>
          <table:table-cell table:style-name="ce9" office:value-type="float" office:value="0.000281" calcext:value-type="float">
            <text:p>0.000281</text:p>
          </table:table-cell>
          <table:table-cell table:style-name="ce9" office:value-type="float" office:value="0.054783" calcext:value-type="float">
            <text:p>0.054783</text:p>
          </table:table-cell>
          <table:table-cell table:style-name="ce9" office:value-type="float" office:value="0.000115" calcext:value-type="float">
            <text:p>0.000115</text:p>
          </table:table-cell>
          <table:table-cell table:style-name="ce9" office:value-type="float" office:value="0.055964" calcext:value-type="float">
            <text:p>0.055964</text:p>
          </table:table-cell>
          <table:table-cell table:style-name="ce9" office:value-type="float" office:value="0.000132" calcext:value-type="float">
            <text:p>0.000132</text:p>
          </table:table-cell>
          <table:table-cell table:style-name="ce9" office:value-type="float" office:value="0.052518" calcext:value-type="float">
            <text:p>0.052518</text:p>
          </table:table-cell>
          <table:table-cell/>
          <table:table-cell table:style-name="ce17" office:value-type="float" office:value="53215233" calcext:value-type="float">
            <text:p>53215233</text:p>
          </table:table-cell>
          <table:table-cell table:style-name="ce17" office:value-type="float" office:value="53542912" calcext:value-type="float">
            <text:p>53542912</text:p>
          </table:table-cell>
          <table:table-cell table:style-name="ce17" office:value-type="float" office:value="88539136" calcext:value-type="float">
            <text:p>88539136</text:p>
          </table:table-cell>
          <table:table-cell table:style-name="ce17" office:value-type="float" office:value="64159744" calcext:value-type="float">
            <text:p>64159744</text:p>
          </table:table-cell>
          <table:table-cell table:style-name="ce17" office:value-type="float" office:value="53542912" calcext:value-type="float">
            <text:p>53542912</text:p>
          </table:table-cell>
          <table:table-cell table:number-columns-repeated="1006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1153" calcext:value-type="float">
            <text:p>0.01153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0118" calcext:value-type="float">
            <text:p>0.000118</text:p>
          </table:table-cell>
          <table:table-cell table:style-name="ce9" office:value-type="float" office:value="0.063249" calcext:value-type="float">
            <text:p>0.063249</text:p>
          </table:table-cell>
          <table:table-cell table:style-name="ce9" office:value-type="float" office:value="0.000162" calcext:value-type="float">
            <text:p>0.000162</text:p>
          </table:table-cell>
          <table:table-cell table:style-name="ce9" office:value-type="float" office:value="0.054889" calcext:value-type="float">
            <text:p>0.054889</text:p>
          </table:table-cell>
          <table:table-cell table:style-name="ce9" office:value-type="float" office:value="0.000076" calcext:value-type="float">
            <text:p>7.6E-05</text:p>
          </table:table-cell>
          <table:table-cell table:style-name="ce9" office:value-type="float" office:value="0.052294" calcext:value-type="float">
            <text:p>0.052294</text:p>
          </table:table-cell>
          <table:table-cell table:style-name="ce9" office:value-type="float" office:value="0.000092" calcext:value-type="float">
            <text:p>9.2E-05</text:p>
          </table:table-cell>
          <table:table-cell table:style-name="ce9" office:value-type="float" office:value="0.053067" calcext:value-type="float">
            <text:p>0.053067</text:p>
          </table:table-cell>
          <table:table-cell/>
          <table:table-cell table:style-name="ce17" office:value-type="float" office:value="24117249" calcext:value-type="float">
            <text:p>24117249</text:p>
          </table:table-cell>
          <table:table-cell table:style-name="ce17" office:value-type="float" office:value="25427968" calcext:value-type="float">
            <text:p>25427968</text:p>
          </table:table-cell>
          <table:table-cell table:style-name="ce17" office:value-type="float" office:value="165412864" calcext:value-type="float">
            <text:p>165412864</text:p>
          </table:table-cell>
          <table:table-cell table:style-name="ce17" office:value-type="float" office:value="30146560" calcext:value-type="float">
            <text:p>30146560</text:p>
          </table:table-cell>
          <table:table-cell table:style-name="ce17" office:value-type="float" office:value="25427968" calcext:value-type="float">
            <text:p>25427968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028605" calcext:value-type="float">
            <text:p>0.028605</text:p>
          </table:table-cell>
          <table:table-cell table:style-name="ce9" office:value-type="float" office:value="0.000004" calcext:value-type="float">
            <text:p>4E-06</text:p>
          </table:table-cell>
          <table:table-cell table:style-name="ce9" office:value-type="float" office:value="0.000294" calcext:value-type="float">
            <text:p>0.000294</text:p>
          </table:table-cell>
          <table:table-cell table:style-name="ce9" office:value-type="float" office:value="0.066288" calcext:value-type="float">
            <text:p>0.066288</text:p>
          </table:table-cell>
          <table:table-cell table:style-name="ce9" office:value-type="float" office:value="0.000363" calcext:value-type="float">
            <text:p>0.000363</text:p>
          </table:table-cell>
          <table:table-cell table:style-name="ce9" office:value-type="float" office:value="0.05473" calcext:value-type="float">
            <text:p>0.05473</text:p>
          </table:table-cell>
          <table:table-cell table:style-name="ce9" office:value-type="float" office:value="0.000155" calcext:value-type="float">
            <text:p>0.000155</text:p>
          </table:table-cell>
          <table:table-cell table:style-name="ce9" office:value-type="float" office:value="0.051798" calcext:value-type="float">
            <text:p>0.051798</text:p>
          </table:table-cell>
          <table:table-cell table:style-name="ce9" office:value-type="float" office:value="0.000179" calcext:value-type="float">
            <text:p>0.000179</text:p>
          </table:table-cell>
          <table:table-cell table:style-name="ce9" office:value-type="float" office:value="0.050577" calcext:value-type="float">
            <text:p>0.050577</text:p>
          </table:table-cell>
          <table:table-cell/>
          <table:table-cell table:style-name="ce17" office:value-type="float" office:value="66060289" calcext:value-type="float">
            <text:p>66060289</text:p>
          </table:table-cell>
          <table:table-cell table:style-name="ce17" office:value-type="float" office:value="67371008" calcext:value-type="float">
            <text:p>67371008</text:p>
          </table:table-cell>
          <table:table-cell table:style-name="ce17" office:value-type="float" office:value="207355904" calcext:value-type="float">
            <text:p>207355904</text:p>
          </table:table-cell>
          <table:table-cell table:style-name="ce17" office:value-type="float" office:value="80478208" calcext:value-type="float">
            <text:p>80478208</text:p>
          </table:table-cell>
          <table:table-cell table:style-name="ce17" office:value-type="float" office:value="67371008" calcext:value-type="float">
            <text:p>67371008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086674" calcext:value-type="float">
            <text:p>0.086674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0792" calcext:value-type="float">
            <text:p>0.000792</text:p>
          </table:table-cell>
          <table:table-cell table:style-name="ce9" office:value-type="float" office:value="0.064031" calcext:value-type="float">
            <text:p>0.06403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52632" calcext:value-type="float">
            <text:p>0.052632</text:p>
          </table:table-cell>
          <table:table-cell table:style-name="ce9" office:value-type="float" office:value="0.000416" calcext:value-type="float">
            <text:p>0.000416</text:p>
          </table:table-cell>
          <table:table-cell table:style-name="ce9" office:value-type="float" office:value="0.051961" calcext:value-type="float">
            <text:p>0.051961</text:p>
          </table:table-cell>
          <table:table-cell table:style-name="ce9" office:value-type="float" office:value="0.00045" calcext:value-type="float">
            <text:p>0.00045</text:p>
          </table:table-cell>
          <table:table-cell table:style-name="ce9" office:value-type="float" office:value="0.051078" calcext:value-type="float">
            <text:p>0.051078</text:p>
          </table:table-cell>
          <table:table-cell/>
          <table:table-cell table:style-name="ce17" office:value-type="float" office:value="212860929" calcext:value-type="float">
            <text:p>212860929</text:p>
          </table:table-cell>
          <table:table-cell table:style-name="ce17" office:value-type="float" office:value="214171648" calcext:value-type="float">
            <text:p>214171648</text:p>
          </table:table-cell>
          <table:table-cell table:style-name="ce17" office:value-type="float" office:value="354156544" calcext:value-type="float">
            <text:p>354156544</text:p>
          </table:table-cell>
          <table:table-cell table:style-name="ce17" office:value-type="float" office:value="256638976" calcext:value-type="float">
            <text:p>256638976</text:p>
          </table:table-cell>
          <table:table-cell table:style-name="ce17" office:value-type="float" office:value="214171648" calcext:value-type="float">
            <text:p>214171648</text:p>
          </table:table-cell>
          <table:table-cell table:number-columns-repeated="1006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61758" calcext:value-type="float">
            <text:p>0.061758</text:p>
          </table:table-cell>
          <table:table-cell table:style-name="ce9" office:value-type="float" office:value="0.00002" calcext:value-type="float">
            <text:p>2E-05</text:p>
          </table:table-cell>
          <table:table-cell table:style-name="ce9" office:value-type="float" office:value="0.000419" calcext:value-type="float">
            <text:p>0.000419</text:p>
          </table:table-cell>
          <table:table-cell table:style-name="ce9" office:value-type="float" office:value="0.0644" calcext:value-type="float">
            <text:p>0.0644</text:p>
          </table:table-cell>
          <table:table-cell table:style-name="ce9" office:value-type="float" office:value="0.000591" calcext:value-type="float">
            <text:p>0.000591</text:p>
          </table:table-cell>
          <table:table-cell table:style-name="ce9" office:value-type="float" office:value="0.053654" calcext:value-type="float">
            <text:p>0.053654</text:p>
          </table:table-cell>
          <table:table-cell table:style-name="ce9" office:value-type="float" office:value="0.000267" calcext:value-type="float">
            <text:p>0.000267</text:p>
          </table:table-cell>
          <table:table-cell table:style-name="ce9" office:value-type="float" office:value="0.05364" calcext:value-type="float">
            <text:p>0.05364</text:p>
          </table:table-cell>
          <table:table-cell table:style-name="ce9" office:value-type="float" office:value="0.000295" calcext:value-type="float">
            <text:p>0.000295</text:p>
          </table:table-cell>
          <table:table-cell table:style-name="ce9" office:value-type="float" office:value="0.053326" calcext:value-type="float">
            <text:p>0.053326</text:p>
          </table:table-cell>
          <table:table-cell/>
          <table:table-cell table:style-name="ce17" office:value-type="float" office:value="96468993" calcext:value-type="float">
            <text:p>96468993</text:p>
          </table:table-cell>
          <table:table-cell table:style-name="ce17" office:value-type="float" office:value="101711872" calcext:value-type="float">
            <text:p>101711872</text:p>
          </table:table-cell>
          <table:table-cell table:style-name="ce17" office:value-type="float" office:value="661651456" calcext:value-type="float">
            <text:p>661651456</text:p>
          </table:table-cell>
          <table:table-cell table:style-name="ce17" office:value-type="float" office:value="120586240" calcext:value-type="float">
            <text:p>120586240</text:p>
          </table:table-cell>
          <table:table-cell table:style-name="ce17" office:value-type="float" office:value="101711872" calcext:value-type="float">
            <text:p>10171187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112552" calcext:value-type="float">
            <text:p>0.112552</text:p>
          </table:table-cell>
          <table:table-cell table:style-name="ce9" office:value-type="float" office:value="0.000004" calcext:value-type="float">
            <text:p>4E-06</text:p>
          </table:table-cell>
          <table:table-cell table:style-name="ce9" office:value-type="float" office:value="0.001127" calcext:value-type="float">
            <text:p>0.001127</text:p>
          </table:table-cell>
          <table:table-cell table:style-name="ce9" office:value-type="float" office:value="0.064512" calcext:value-type="float">
            <text:p>0.064512</text:p>
          </table:table-cell>
          <table:table-cell table:style-name="ce9" office:value-type="float" office:value="0.001417" calcext:value-type="float">
            <text:p>0.001417</text:p>
          </table:table-cell>
          <table:table-cell table:style-name="ce9" office:value-type="float" office:value="0.053681" calcext:value-type="float">
            <text:p>0.053681</text:p>
          </table:table-cell>
          <table:table-cell table:style-name="ce9" office:value-type="float" office:value="0.000632" calcext:value-type="float">
            <text:p>0.000632</text:p>
          </table:table-cell>
          <table:table-cell table:style-name="ce9" office:value-type="float" office:value="0.053515" calcext:value-type="float">
            <text:p>0.053515</text:p>
          </table:table-cell>
          <table:table-cell table:style-name="ce9" office:value-type="float" office:value="0.000654" calcext:value-type="float">
            <text:p>0.000654</text:p>
          </table:table-cell>
          <table:table-cell table:style-name="ce9" office:value-type="float" office:value="0.053266" calcext:value-type="float">
            <text:p>0.053266</text:p>
          </table:table-cell>
          <table:table-cell/>
          <table:table-cell table:style-name="ce17" office:value-type="float" office:value="264241153" calcext:value-type="float">
            <text:p>264241153</text:p>
          </table:table-cell>
          <table:table-cell table:style-name="ce17" office:value-type="float" office:value="269484032" calcext:value-type="float">
            <text:p>269484032</text:p>
          </table:table-cell>
          <table:table-cell table:style-name="ce17" office:value-type="float" office:value="829423616" calcext:value-type="float">
            <text:p>829423616</text:p>
          </table:table-cell>
          <table:table-cell table:style-name="ce17" office:value-type="float" office:value="321912832" calcext:value-type="float">
            <text:p>321912832</text:p>
          </table:table-cell>
          <table:table-cell table:style-name="ce17" office:value-type="float" office:value="269484032" calcext:value-type="float">
            <text:p>26948403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349421" calcext:value-type="float">
            <text:p>0.349421</text:p>
          </table:table-cell>
          <table:table-cell table:style-name="ce9" office:value-type="float" office:value="0.000006" calcext:value-type="float">
            <text:p>6E-06</text:p>
          </table:table-cell>
          <table:table-cell table:style-name="ce9" office:value-type="float" office:value="0.003057" calcext:value-type="float">
            <text:p>0.003057</text:p>
          </table:table-cell>
          <table:table-cell table:style-name="ce9" office:value-type="float" office:value="0.070299" calcext:value-type="float">
            <text:p>0.070299</text:p>
          </table:table-cell>
          <table:table-cell table:style-name="ce9" office:value-type="float" office:value="0.00395" calcext:value-type="float">
            <text:p>0.00395</text:p>
          </table:table-cell>
          <table:table-cell table:style-name="ce9" office:value-type="float" office:value="0.053248" calcext:value-type="float">
            <text:p>0.053248</text:p>
          </table:table-cell>
          <table:table-cell table:style-name="ce9" office:value-type="float" office:value="0.001751" calcext:value-type="float">
            <text:p>0.001751</text:p>
          </table:table-cell>
          <table:table-cell table:style-name="ce9" office:value-type="float" office:value="0.051807" calcext:value-type="float">
            <text:p>0.051807</text:p>
          </table:table-cell>
          <table:table-cell table:style-name="ce9" office:value-type="float" office:value="0.001675" calcext:value-type="float">
            <text:p>0.001675</text:p>
          </table:table-cell>
          <table:table-cell table:style-name="ce9" office:value-type="float" office:value="0.051805" calcext:value-type="float">
            <text:p>0.051805</text:p>
          </table:table-cell>
          <table:table-cell/>
          <table:table-cell table:style-name="ce17" office:value-type="float" office:value="851443713" calcext:value-type="float">
            <text:p>851443713</text:p>
          </table:table-cell>
          <table:table-cell table:style-name="ce17" office:value-type="float" office:value="856686592" calcext:value-type="float">
            <text:p>856686592</text:p>
          </table:table-cell>
          <table:table-cell table:style-name="ce17" office:value-type="float" office:value="1416626176" calcext:value-type="float">
            <text:p>1416626176</text:p>
          </table:table-cell>
          <table:table-cell table:style-name="ce17" office:value-type="float" office:value="1026555904" calcext:value-type="float">
            <text:p>1026555904</text:p>
          </table:table-cell>
          <table:table-cell table:style-name="ce17" office:value-type="float" office:value="856686592" calcext:value-type="float">
            <text:p>856686592</text:p>
          </table:table-cell>
          <table:table-cell table:number-columns-repeated="1006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173789" calcext:value-type="float">
            <text:p>0.173789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1638" calcext:value-type="float">
            <text:p>0.001638</text:p>
          </table:table-cell>
          <table:table-cell table:style-name="ce9" office:value-type="float" office:value="0.069807" calcext:value-type="float">
            <text:p>0.069807</text:p>
          </table:table-cell>
          <table:table-cell table:style-name="ce9" office:value-type="float" office:value="0.002322" calcext:value-type="float">
            <text:p>0.002322</text:p>
          </table:table-cell>
          <table:table-cell table:style-name="ce9" office:value-type="float" office:value="0.058458" calcext:value-type="float">
            <text:p>0.058458</text:p>
          </table:table-cell>
          <table:table-cell table:style-name="ce9" office:value-type="float" office:value="0.001027" calcext:value-type="float">
            <text:p>0.001027</text:p>
          </table:table-cell>
          <table:table-cell table:style-name="ce9" office:value-type="float" office:value="0.055704" calcext:value-type="float">
            <text:p>0.055704</text:p>
          </table:table-cell>
          <table:table-cell table:style-name="ce9" office:value-type="float" office:value="0.00111" calcext:value-type="float">
            <text:p>0.00111</text:p>
          </table:table-cell>
          <table:table-cell table:style-name="ce9" office:value-type="float" office:value="0.056625" calcext:value-type="float">
            <text:p>0.056625</text:p>
          </table:table-cell>
          <table:table-cell/>
          <table:table-cell table:style-name="ce17" office:value-type="float" office:value="385875969" calcext:value-type="float">
            <text:p>385875969</text:p>
          </table:table-cell>
          <table:table-cell table:style-name="ce17" office:value-type="float" office:value="406847488" calcext:value-type="float">
            <text:p>406847488</text:p>
          </table:table-cell>
          <table:table-cell table:style-name="ce17" office:value-type="float" office:value="2646605824" calcext:value-type="float">
            <text:p>2646605824</text:p>
          </table:table-cell>
          <table:table-cell table:style-name="ce17" office:value-type="float" office:value="482344960" calcext:value-type="float">
            <text:p>482344960</text:p>
          </table:table-cell>
          <table:table-cell table:style-name="ce17" office:value-type="float" office:value="406847488" calcext:value-type="float">
            <text:p>406847488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452518" calcext:value-type="float">
            <text:p>0.452518</text:p>
          </table:table-cell>
          <table:table-cell table:style-name="ce9" office:value-type="float" office:value="0.000007" calcext:value-type="float">
            <text:p>7E-06</text:p>
          </table:table-cell>
          <table:table-cell table:style-name="ce9" office:value-type="float" office:value="0.00447" calcext:value-type="float">
            <text:p>0.00447</text:p>
          </table:table-cell>
          <table:table-cell table:style-name="ce9" office:value-type="float" office:value="0.070972" calcext:value-type="float">
            <text:p>0.070972</text:p>
          </table:table-cell>
          <table:table-cell table:style-name="ce9" office:value-type="float" office:value="0.005788" calcext:value-type="float">
            <text:p>0.005788</text:p>
          </table:table-cell>
          <table:table-cell table:style-name="ce9" office:value-type="float" office:value="0.059943" calcext:value-type="float">
            <text:p>0.059943</text:p>
          </table:table-cell>
          <table:table-cell table:style-name="ce9" office:value-type="float" office:value="0.002485" calcext:value-type="float">
            <text:p>0.002485</text:p>
          </table:table-cell>
          <table:table-cell table:style-name="ce9" office:value-type="float" office:value="0.055607" calcext:value-type="float">
            <text:p>0.055607</text:p>
          </table:table-cell>
          <table:table-cell table:style-name="ce9" office:value-type="float" office:value="0.002555" calcext:value-type="float">
            <text:p>0.002555</text:p>
          </table:table-cell>
          <table:table-cell table:style-name="ce9" office:value-type="float" office:value="0.063975" calcext:value-type="float">
            <text:p>0.063975</text:p>
          </table:table-cell>
          <table:table-cell/>
          <table:table-cell table:style-name="ce17" office:value-type="float" office:value="1056964609" calcext:value-type="float">
            <text:p>1056964609</text:p>
          </table:table-cell>
          <table:table-cell table:style-name="ce17" office:value-type="float" office:value="1077936128" calcext:value-type="float">
            <text:p>1077936128</text:p>
          </table:table-cell>
          <table:table-cell table:style-name="ce17" office:value-type="float" office:value="3317694464" calcext:value-type="float">
            <text:p>3317694464</text:p>
          </table:table-cell>
          <table:table-cell table:style-name="ce17" office:value-type="float" office:value="1287651328" calcext:value-type="float">
            <text:p>1287651328</text:p>
          </table:table-cell>
          <table:table-cell table:style-name="ce17" office:value-type="float" office:value="1077936128" calcext:value-type="float">
            <text:p>1077936128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1.403984" calcext:value-type="float">
            <text:p>1.403984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12163" calcext:value-type="float">
            <text:p>0.012163</text:p>
          </table:table-cell>
          <table:table-cell table:style-name="ce9" office:value-type="float" office:value="0.065598" calcext:value-type="float">
            <text:p>0.065598</text:p>
          </table:table-cell>
          <table:table-cell table:style-name="ce9" office:value-type="float" office:value="0.015792" calcext:value-type="float">
            <text:p>0.015792</text:p>
          </table:table-cell>
          <table:table-cell table:style-name="ce9" office:value-type="float" office:value="0.059443" calcext:value-type="float">
            <text:p>0.059443</text:p>
          </table:table-cell>
          <table:table-cell table:style-name="ce9" office:value-type="float" office:value="0.006965" calcext:value-type="float">
            <text:p>0.006965</text:p>
          </table:table-cell>
          <table:table-cell table:style-name="ce9" office:value-type="float" office:value="0.062524" calcext:value-type="float">
            <text:p>0.062524</text:p>
          </table:table-cell>
          <table:table-cell table:style-name="ce9" office:value-type="float" office:value="0.00662" calcext:value-type="float">
            <text:p>0.00662</text:p>
          </table:table-cell>
          <table:table-cell table:style-name="ce9" office:value-type="float" office:value="0.055691" calcext:value-type="float">
            <text:p>0.055691</text:p>
          </table:table-cell>
          <table:table-cell/>
          <table:table-cell table:style-name="ce17" office:value-type="float" office:value="3405774849" calcext:value-type="float">
            <text:p>3405774849</text:p>
          </table:table-cell>
          <table:table-cell table:style-name="ce17" office:value-type="float" office:value="3426746368" calcext:value-type="float">
            <text:p>3426746368</text:p>
          </table:table-cell>
          <table:table-cell table:style-name="ce17" office:value-type="float" office:value="5666504704" calcext:value-type="float">
            <text:p>5666504704</text:p>
          </table:table-cell>
          <table:table-cell table:style-name="ce17" office:value-type="float" office:value="4106223616" calcext:value-type="float">
            <text:p>4106223616</text:p>
          </table:table-cell>
          <table:table-cell table:style-name="ce17" office:value-type="float" office:value="3426746368" calcext:value-type="float">
            <text:p>342674636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number-columns-repeated="2"/>
          <table:table-cell table:style-name="ce19" table:number-columns-repeated="4"/>
          <table:table-cell table:number-columns-repeated="1006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14537" calcext:value-type="float">
            <text:p>0.014537</text:p>
          </table:table-cell>
          <table:table-cell table:style-name="Default" office:value-type="float" office:value="0.00001" calcext:value-type="float">
            <text:p>1E-05</text:p>
          </table:table-cell>
          <table:table-cell table:style-name="Default" office:value-type="float" office:value="0.000041" calcext:value-type="float">
            <text:p>4.1E-05</text:p>
          </table:table-cell>
          <table:table-cell table:style-name="Default" office:value-type="float" office:value="0.084529" calcext:value-type="float">
            <text:p>0.084529</text:p>
          </table:table-cell>
          <table:table-cell table:style-name="Default" office:value-type="float" office:value="0.000053" calcext:value-type="float">
            <text:p>5.3E-05</text:p>
          </table:table-cell>
          <table:table-cell table:style-name="Default" office:value-type="float" office:value="0.053155" calcext:value-type="float">
            <text:p>0.053155</text:p>
          </table:table-cell>
          <table:table-cell table:style-name="Default" office:value-type="float" office:value="0.000029" calcext:value-type="float">
            <text:p>2.9E-05</text:p>
          </table:table-cell>
          <table:table-cell table:style-name="Default" office:value-type="float" office:value="0.0515" calcext:value-type="float">
            <text:p>0.0515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float" office:value="0.051605" calcext:value-type="float">
            <text:p>0.051605</text:p>
          </table:table-cell>
          <table:table-cell/>
          <table:table-cell table:style-name="ce18" table:formula="of:=[.N2]/[.C16]/(10^9)" office:value-type="float" office:value="0.41475634587604" calcext:value-type="float">
            <text:p>0.41476</text:p>
          </table:table-cell>
          <table:table-cell table:style-name="ce18" table:formula="of:=[.O2]/[.E16]/(10^9)" office:value-type="float" office:value="155.048585365854" calcext:value-type="float">
            <text:p>155.04859</text:p>
          </table:table-cell>
          <table:table-cell table:style-name="ce18" table:formula="of:=[.P2]/[.G16]/(10^9)" office:value-type="float" office:value="780.249358490566" calcext:value-type="float">
            <text:p>780.24936</text:p>
          </table:table-cell>
          <table:table-cell table:style-name="ce18" table:formula="of:=[.Q2]/[.I16]/(10^9)" office:value-type="float" office:value="259.884137931034" calcext:value-type="float">
            <text:p>259.88414</text:p>
          </table:table-cell>
          <table:table-cell table:style-name="ce18" table:formula="of:=[.R2]/[.K16]/(10^9)" office:value-type="float" office:value="158.9248" calcext:value-type="float">
            <text:p>158.9248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03184" calcext:value-type="float">
            <text:p>0.0318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82068" calcext:value-type="float">
            <text:p>0.08206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53767" calcext:value-type="float">
            <text:p>0.0537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53193" calcext:value-type="float">
            <text:p>0.05319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52054" calcext:value-type="float">
            <text:p>0.052054</text:p>
          </table:table-cell>
          <table:table-cell/>
          <table:table-cell table:style-name="ce18" table:formula="of:=[.N3]/[.C17]/(10^9)" office:value-type="float" office:value="0.518689478643216" calcext:value-type="float">
            <text:p>0.51869</text:p>
          </table:table-cell>
          <table:table-cell table:style-name="ce18" table:formula="of:=[.O3]/[.E17]/(10^9)" office:value-type="float" office:value="195.845953488372" calcext:value-type="float">
            <text:p>195.84595</text:p>
          </table:table-cell>
          <table:table-cell table:style-name="ce18" table:formula="of:=[.P3]/[.G17]/(10^9)" office:value-type="float" office:value="503.291029126214" calcext:value-type="float">
            <text:p>503.29103</text:p>
          </table:table-cell>
          <table:table-cell table:style-name="ce18" table:formula="of:=[.Q3]/[.I17]/(10^9)" office:value-type="float" office:value="402.39104" calcext:value-type="float">
            <text:p>402.39104</text:p>
          </table:table-cell>
          <table:table-cell table:style-name="ce18" table:formula="of:=[.R3]/[.K17]/(10^9)" office:value-type="float" office:value="271.657290322581" calcext:value-type="float">
            <text:p>271.65729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058421" calcext:value-type="float">
            <text:p>0.05842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73769" calcext:value-type="float">
            <text:p>0.073769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54243" calcext:value-type="float">
            <text:p>0.05424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54473" calcext:value-type="float">
            <text:p>0.05447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57575" calcext:value-type="float">
            <text:p>0.057575</text:p>
          </table:table-cell>
          <table:table-cell/>
          <table:table-cell table:style-name="ce18" table:formula="of:=[.N4]/[.C18]/(10^9)" office:value-type="float" office:value="0.910892196299276" calcext:value-type="float">
            <text:p>0.91089</text:p>
          </table:table-cell>
          <table:table-cell table:style-name="ce18" table:formula="of:=[.O4]/[.E18]/(10^9)" office:value-type="float" office:value="257.417846153846" calcext:value-type="float">
            <text:p>257.41785</text:p>
          </table:table-cell>
          <table:table-cell table:style-name="ce18" table:formula="of:=[.P4]/[.G18]/(10^9)" office:value-type="float" office:value="332.853894736842" calcext:value-type="float">
            <text:p>332.85389</text:p>
          </table:table-cell>
          <table:table-cell table:style-name="ce18" table:formula="of:=[.Q4]/[.I18]/(10^9)" office:value-type="float" office:value="482.404090225564" calcext:value-type="float">
            <text:p>482.40409</text:p>
          </table:table-cell>
          <table:table-cell table:style-name="ce18" table:formula="of:=[.R4]/[.K18]/(10^9)" office:value-type="float" office:value="396.614162962963" calcext:value-type="float">
            <text:p>396.61416</text:p>
          </table:table-cell>
          <table:table-cell table:number-columns-repeated="1006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33477" calcext:value-type="float">
            <text:p>0.03347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74273" calcext:value-type="float">
            <text:p>0.07427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52071" calcext:value-type="float">
            <text:p>0.05207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53216" calcext:value-type="float">
            <text:p>0.053216</text:p>
          </table:table-cell>
          <table:table-cell/>
          <table:table-cell table:style-name="ce18" table:formula="of:=[.N5]/[.C19]/(10^9)" office:value-type="float" office:value="0.720412492158796" calcext:value-type="float">
            <text:p>0.72041</text:p>
          </table:table-cell>
          <table:table-cell table:style-name="ce18" table:formula="of:=[.O5]/[.E19]/(10^9)" office:value-type="float" office:value="217.33305982906" calcext:value-type="float">
            <text:p>217.33306</text:p>
          </table:table-cell>
          <table:table-cell table:style-name="ce18" table:formula="of:=[.P5]/[.G19]/(10^9)" office:value-type="float" office:value="1033.8304" calcext:value-type="float">
            <text:p>1,033.83040</text:p>
          </table:table-cell>
          <table:table-cell table:style-name="ce18" table:formula="of:=[.Q5]/[.I19]/(10^9)" office:value-type="float" office:value="396.665263157895" calcext:value-type="float">
            <text:p>396.66526</text:p>
          </table:table-cell>
          <table:table-cell table:style-name="ce18" table:formula="of:=[.R5]/[.K19]/(10^9)" office:value-type="float" office:value="282.532977777778" calcext:value-type="float">
            <text:p>282.53298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047504" calcext:value-type="float">
            <text:p>0.04750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74455" calcext:value-type="float">
            <text:p>0.074455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54641" calcext:value-type="float">
            <text:p>0.05464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54124" calcext:value-type="float">
            <text:p>0.05412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54191" calcext:value-type="float">
            <text:p>0.054191</text:p>
          </table:table-cell>
          <table:table-cell/>
          <table:table-cell table:style-name="ce18" table:formula="of:=[.N6]/[.C20]/(10^9)" office:value-type="float" office:value="1.3906258209835" calcext:value-type="float">
            <text:p>1.39063</text:p>
          </table:table-cell>
          <table:table-cell table:style-name="ce18" table:formula="of:=[.O6]/[.E20]/(10^9)" office:value-type="float" office:value="229.935180887372" calcext:value-type="float">
            <text:p>229.93518</text:p>
          </table:table-cell>
          <table:table-cell table:style-name="ce18" table:formula="of:=[.P6]/[.G20]/(10^9)" office:value-type="float" office:value="566.54618579235" calcext:value-type="float">
            <text:p>566.54619</text:p>
          </table:table-cell>
          <table:table-cell table:style-name="ce18" table:formula="of:=[.Q6]/[.I20]/(10^9)" office:value-type="float" office:value="515.885948717949" calcext:value-type="float">
            <text:p>515.88595</text:p>
          </table:table-cell>
          <table:table-cell table:style-name="ce18" table:formula="of:=[.R6]/[.K20]/(10^9)" office:value-type="float" office:value="370.170373626374" calcext:value-type="float">
            <text:p>370.17037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119374" calcext:value-type="float">
            <text:p>0.11937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071953" calcext:value-type="float">
            <text:p>0.071953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54384" calcext:value-type="float">
            <text:p>0.05438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5358" calcext:value-type="float">
            <text:p>0.05358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56806" calcext:value-type="float">
            <text:p>0.056806</text:p>
          </table:table-cell>
          <table:table-cell/>
          <table:table-cell table:style-name="ce18" table:formula="of:=[.N7]/[.C21]/(10^9)" office:value-type="float" office:value="1.78314313837184" calcext:value-type="float">
            <text:p>1.78314</text:p>
          </table:table-cell>
          <table:table-cell table:style-name="ce18" table:formula="of:=[.O7]/[.E21]/(10^9)" office:value-type="float" office:value="275.284894601542" calcext:value-type="float">
            <text:p>275.28489</text:p>
          </table:table-cell>
          <table:table-cell table:style-name="ce18" table:formula="of:=[.P7]/[.G21]/(10^9)" office:value-type="float" office:value="300.642227504244" calcext:value-type="float">
            <text:p>300.64223</text:p>
          </table:table-cell>
          <table:table-cell table:style-name="ce18" table:formula="of:=[.Q7]/[.I21]/(10^9)" office:value-type="float" office:value="618.407171084337" calcext:value-type="float">
            <text:p>618.40717</text:p>
          </table:table-cell>
          <table:table-cell table:style-name="ce18" table:formula="of:=[.R7]/[.K21]/(10^9)" office:value-type="float" office:value="438.876327868853" calcext:value-type="float">
            <text:p>438.87633</text:p>
          </table:table-cell>
          <table:table-cell table:number-columns-repeated="1006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0.058487" calcext:value-type="float">
            <text:p>0.05848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75182" calcext:value-type="float">
            <text:p>0.075182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53532" calcext:value-type="float">
            <text:p>0.053532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60639" calcext:value-type="float">
            <text:p>0.060639</text:p>
          </table:table-cell>
          <table:table-cell/>
          <table:table-cell table:style-name="ce18" table:formula="of:=[.N8]/[.C22]/(10^9)" office:value-type="float" office:value="1.64940915075145" calcext:value-type="float">
            <text:p>1.64941</text:p>
          </table:table-cell>
          <table:table-cell table:style-name="ce18" table:formula="of:=[.O8]/[.E22]/(10^9)" office:value-type="float" office:value="234.900397228637" calcext:value-type="float">
            <text:p>234.90040</text:p>
          </table:table-cell>
          <table:table-cell table:style-name="ce18" table:formula="of:=[.P8]/[.G22]/(10^9)" office:value-type="float" office:value="1117.65448648649" calcext:value-type="float">
            <text:p>1,117.65449</text:p>
          </table:table-cell>
          <table:table-cell table:style-name="ce18" table:formula="of:=[.Q8]/[.I22]/(10^9)" office:value-type="float" office:value="449.948656716418" calcext:value-type="float">
            <text:p>449.94866</text:p>
          </table:table-cell>
          <table:table-cell table:style-name="ce18" table:formula="of:=[.R8]/[.K22]/(10^9)" office:value-type="float" office:value="337.913196013289" calcext:value-type="float">
            <text:p>337.91320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12551" calcext:value-type="float">
            <text:p>0.1255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75999" calcext:value-type="float">
            <text:p>0.075999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55844" calcext:value-type="float">
            <text:p>0.05584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5837" calcext:value-type="float">
            <text:p>0.05837</text:p>
          </table:table-cell>
          <table:table-cell/>
          <table:table-cell table:style-name="ce18" table:formula="of:=[.N9]/[.C23]/(10^9)" office:value-type="float" office:value="2.10533943908852" calcext:value-type="float">
            <text:p>2.10534</text:p>
          </table:table-cell>
          <table:table-cell table:style-name="ce18" table:formula="of:=[.O9]/[.E23]/(10^9)" office:value-type="float" office:value="238.904283687943" calcext:value-type="float">
            <text:p>238.90428</text:p>
          </table:table-cell>
          <table:table-cell table:style-name="ce18" table:formula="of:=[.P9]/[.G23]/(10^9)" office:value-type="float" office:value="586.165099646643" calcext:value-type="float">
            <text:p>586.16510</text:p>
          </table:table-cell>
          <table:table-cell table:style-name="ce18" table:formula="of:=[.Q9]/[.I23]/(10^9)" office:value-type="float" office:value="494.489757296467" calcext:value-type="float">
            <text:p>494.48976</text:p>
          </table:table-cell>
          <table:table-cell table:style-name="ce18" table:formula="of:=[.R9]/[.K23]/(10^9)" office:value-type="float" office:value="414.590818461538" calcext:value-type="float">
            <text:p>414.59082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365407" calcext:value-type="float">
            <text:p>0.36540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7342" calcext:value-type="float">
            <text:p>0.07342</text:p>
          </table:table-cell>
          <table:table-cell office:value-type="float" office:value="0.004373" calcext:value-type="float">
            <text:p>0.004373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53048" calcext:value-type="float">
            <text:p>0.053048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52906" calcext:value-type="float">
            <text:p>0.052906</text:p>
          </table:table-cell>
          <table:table-cell/>
          <table:table-cell table:style-name="ce18" table:formula="of:=[.N10]/[.C24]/(10^9)" office:value-type="float" office:value="2.33012425322996" calcext:value-type="float">
            <text:p>2.33012</text:p>
          </table:table-cell>
          <table:table-cell table:style-name="ce18" table:formula="of:=[.O10]/[.E24]/(10^9)" office:value-type="float" office:value="261.42404394263" calcext:value-type="float">
            <text:p>261.42404</text:p>
          </table:table-cell>
          <table:table-cell table:style-name="ce18" table:formula="of:=[.P10]/[.G24]/(10^9)" office:value-type="float" office:value="323.948359478619" calcext:value-type="float">
            <text:p>323.94836</text:p>
          </table:table-cell>
          <table:table-cell table:style-name="ce18" table:formula="of:=[.Q10]/[.I24]/(10^9)" office:value-type="float" office:value="579.647602484472" calcext:value-type="float">
            <text:p>579.64760</text:p>
          </table:table-cell>
          <table:table-cell table:style-name="ce18" table:formula="of:=[.R10]/[.K24]/(10^9)" office:value-type="float" office:value="506.016888363851" calcext:value-type="float">
            <text:p>506.01689</text:p>
          </table:table-cell>
          <table:table-cell table:number-columns-repeated="1006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0.171482" calcext:value-type="float">
            <text:p>0.17148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80347" calcext:value-type="float">
            <text:p>0.080347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59241" calcext:value-type="float">
            <text:p>0.059241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54023" calcext:value-type="float">
            <text:p>0.054023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54079" calcext:value-type="float">
            <text:p>0.054079</text:p>
          </table:table-cell>
          <table:table-cell/>
          <table:table-cell table:style-name="ce18" table:formula="of:=[.N11]/[.C25]/(10^9)" office:value-type="float" office:value="2.25024182713054" calcext:value-type="float">
            <text:p>2.25024</text:p>
          </table:table-cell>
          <table:table-cell table:style-name="ce18" table:formula="of:=[.O11]/[.E25]/(10^9)" office:value-type="float" office:value="248.532368967624" calcext:value-type="float">
            <text:p>248.53237</text:p>
          </table:table-cell>
          <table:table-cell table:style-name="ce18" table:formula="of:=[.P11]/[.G25]/(10^9)" office:value-type="float" office:value="984.234222387505" calcext:value-type="float">
            <text:p>984.23422</text:p>
          </table:table-cell>
          <table:table-cell table:style-name="ce18" table:formula="of:=[.Q11]/[.I25]/(10^9)" office:value-type="float" office:value="470.12179337232" calcext:value-type="float">
            <text:p>470.12179</text:p>
          </table:table-cell>
          <table:table-cell table:style-name="ce18" table:formula="of:=[.R11]/[.K25]/(10^9)" office:value-type="float" office:value="317.106381917381" calcext:value-type="float">
            <text:p>317.10638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442127" calcext:value-type="float">
            <text:p>0.44212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76506" calcext:value-type="float">
            <text:p>0.076506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55145" calcext:value-type="float">
            <text:p>0.055145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055384" calcext:value-type="float">
            <text:p>0.055384</text:p>
          </table:table-cell>
          <table:table-cell/>
          <table:table-cell table:style-name="ce18" table:formula="of:=[.N12]/[.C26]/(10^9)" office:value-type="float" office:value="2.39063574267122" calcext:value-type="float">
            <text:p>2.39064</text:p>
          </table:table-cell>
          <table:table-cell table:style-name="ce18" table:formula="of:=[.O12]/[.E26]/(10^9)" office:value-type="float" office:value="221.524070694616" calcext:value-type="float">
            <text:p>221.52407</text:p>
          </table:table-cell>
          <table:table-cell table:style-name="ce18" table:formula="of:=[.P12]/[.G26]/(10^9)" office:value-type="float" office:value="552.029028951747" calcext:value-type="float">
            <text:p>552.02903</text:p>
          </table:table-cell>
          <table:table-cell table:style-name="ce18" table:formula="of:=[.Q12]/[.I26]/(10^9)" office:value-type="float" office:value="518.169548490946" calcext:value-type="float">
            <text:p>518.16955</text:p>
          </table:table-cell>
          <table:table-cell table:style-name="ce18" table:formula="of:=[.R12]/[.K26]/(10^9)" office:value-type="float" office:value="372.215513812155" calcext:value-type="float">
            <text:p>372.21551</text:p>
          </table:table-cell>
          <table:table-cell table:number-columns-repeated="1006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1.402518" calcext:value-type="float">
            <text:p>1.4025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12336" calcext:value-type="float">
            <text:p>0.012336</text:p>
          </table:table-cell>
          <table:table-cell office:value-type="float" office:value="0.089209" calcext:value-type="float">
            <text:p>0.089209</text:p>
          </table:table-cell>
          <table:table-cell office:value-type="float" office:value="0.017509" calcext:value-type="float">
            <text:p>0.017509</text:p>
          </table:table-cell>
          <table:table-cell office:value-type="float" office:value="0.059943" calcext:value-type="float">
            <text:p>0.059943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.054062" calcext:value-type="float">
            <text:p>0.054062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57342" calcext:value-type="float">
            <text:p>0.057342</text:p>
          </table:table-cell>
          <table:table-cell/>
          <table:table-cell table:style-name="ce18" table:formula="of:=[.N13]/[.C27]/(10^9)" office:value-type="float" office:value="2.42832879791917" calcext:value-type="float">
            <text:p>2.42833</text:p>
          </table:table-cell>
          <table:table-cell table:style-name="ce18" table:formula="of:=[.O13]/[.E27]/(10^9)" office:value-type="float" office:value="277.784238651102" calcext:value-type="float">
            <text:p>277.78424</text:p>
          </table:table-cell>
          <table:table-cell table:style-name="ce18" table:formula="of:=[.P13]/[.G27]/(10^9)" office:value-type="float" office:value="323.63382854532" calcext:value-type="float">
            <text:p>323.63383</text:p>
          </table:table-cell>
          <table:table-cell table:style-name="ce18" table:formula="of:=[.Q13]/[.I27]/(10^9)" office:value-type="float" office:value="574.779341545353" calcext:value-type="float">
            <text:p>574.77934</text:p>
          </table:table-cell>
          <table:table-cell table:style-name="ce18" table:formula="of:=[.R13]/[.K27]/(10^9)" office:value-type="float" office:value="515.14527480457" calcext:value-type="float">
            <text:p>515.14527</text:p>
          </table:table-cell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00/00/00</text:date>, <text:time style:data-style-name="N2" text:time-value="18:06:40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12:16.127217129</meta:creation-date>
    <meta:generator>LibreOffice/6.1.4.2$Windows_X86_64 LibreOffice_project/9d0f32d1f0b509096fd65e0d4bec26ddd1938fd3</meta:generator>
    <dc:date>2019-04-14T21:28:16.107000000</dc:date>
    <meta:editing-duration>PT6H33M18S</meta:editing-duration>
    <meta:editing-cycles>46</meta:editing-cycles>
    <meta:document-statistic meta:table-count="1" meta:cell-count="411" meta:object-count="0"/>
  </office:meta>
</office:document-meta>
</file>